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1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2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13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14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officeooo:rsid="0029cb54" officeooo:paragraph-rsid="0029cb5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5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6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7" style:family="paragraph" style:parent-style-name="Table_20_Contents">
      <style:paragraph-properties fo:text-align="start" style:justify-single-word="false"/>
      <style:text-properties officeooo:paragraph-rsid="0026f1fc"/>
    </style:style>
    <style:style style:name="P28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29" style:family="paragraph" style:parent-style-name="Table_20_Contents">
      <style:paragraph-properties fo:text-align="start" style:justify-single-word="false"/>
      <style:text-properties officeooo:rsid="00239962" officeooo:paragraph-rsid="0026f1fc"/>
    </style:style>
    <style:style style:name="T1" style:family="text">
      <style:text-properties officeooo:rsid="00229abe"/>
    </style:style>
    <style:style style:name="T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44d4d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2497a5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26f1fc" style:font-size-asian="12pt" style:font-weight-asian="normal" style:font-size-complex="12pt" style:font-weight-complex="normal"/>
    </style:style>
    <style:style style:name="T14" style:family="text">
      <style:text-properties officeooo:rsid="0016f69b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39962" style:font-weight-asian="normal" style:font-weight-complex="normal"/>
    </style:style>
    <style:style style:name="T17" style:family="text">
      <style:text-properties officeooo:rsid="00239962"/>
    </style:style>
    <style:style style:name="T18" style:family="text">
      <style:text-properties officeooo:rsid="00257751"/>
    </style:style>
    <style:style style:name="T19" style:family="text">
      <style:text-properties officeooo:rsid="0026f1fc"/>
    </style:style>
    <style:style style:name="T20" style:family="text">
      <style:text-properties officeooo:rsid="002803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8">2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3">Item</text:p>
          </table:table-cell>
          <table:table-cell table:style-name="Style.A1" office:value-type="string">
            <text:p text:style-name="P13">Notes</text:p>
          </table:table-cell>
          <table:table-cell table:style-name="Style.A1" office:value-type="string">
            <text:p text:style-name="P13">Points Possible</text:p>
          </table:table-cell>
          <table:table-cell table:style-name="Style.D1" office:value-type="string">
            <text:p text:style-name="P13">Points Earned</text:p>
          </table:table-cell>
        </table:table-row>
        <table:table-row>
          <table:table-cell table:style-name="Style.A2" office:value-type="string">
            <text:p text:style-name="P7">Correct file nam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Author nam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7">Date in file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21">2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10">Consistent indenting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9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4">Variable names are meaningful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4</text:p>
          </table:table-cell>
          <table:table-cell table:style-name="Style.D2" office:value-type="string">
            <text:p text:style-name="P6"/>
          </table:table-cell>
        </table:table-row>
        <table:table-row>
          <table:table-cell table:style-name="Style.A2" office:value-type="string">
            <text:p text:style-name="P24">File is closed</text:p>
          </table:table-cell>
          <table:table-cell table:style-name="Style.A2" office:value-type="string">
            <text:p text:style-name="P5"/>
          </table:table-cell>
          <table:table-cell table:style-name="Style.A2" office:value-type="string">
            <text:p text:style-name="P16">4</text:p>
          </table:table-cell>
          <table:table-cell table:style-name="Style.D2" office:value-type="string">
            <text:p text:style-name="P6"/>
          </table:table-cell>
        </table:table-row>
      </table:table>
      <text:p text:style-name="P3"/>
      <text:p text:style-name="P3"/>
      <text:p text:style-name="P15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14">Input</text:p>
          </table:table-cell>
          <table:table-cell table:style-name="TestCases.A1" office:value-type="string">
            <text:p text:style-name="P14">Expected Output</text:p>
          </table:table-cell>
          <table:table-cell table:style-name="TestCases.A1" office:value-type="string">
            <text:p text:style-name="P13">Points Possible</text:p>
          </table:table-cell>
          <table:table-cell table:style-name="TestCases.D1" office:value-type="string">
            <text:p text:style-name="P13">Points Earned</text:p>
          </table:table-cell>
        </table:table-row>
        <table:table-row>
          <table:table-cell table:style-name="TestCases.A2" office:value-type="string">
            <text:p text:style-name="P17">Jean</text:p>
            <text:p text:style-name="P17">3.4</text:p>
            <text:p text:style-name="P17">2</text:p>
            <text:p text:style-name="P17">78666</text:p>
          </table:table-cell>
          <table:table-cell table:style-name="TestCases.A2" office:value-type="string">
            <text:p text:style-name="P11"><text:span text:style-name="T4">c</text:span><text:span text:style-name="T3">out: </text:span><text:span text:style-name="T12">accept</text:span></text:p>
            <text:p text:style-name="P11"><text:span text:style-name="T5">f</text:span><text:span text:style-name="T3">ile:</text:span><text:span text:style-name="T8">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ones</text:p>
            <text:p text:style-name="P17">3.0</text:p>
            <text:p text:style-name="P17">3</text:p>
            <text:p text:style-name="P17">78666</text:p>
          </table:table-cell>
          <table:table-cell table:style-name="TestCases.A2" office:value-type="string">
            <text:p text:style-name="P11"><text:span text:style-name="T4">c</text:span><text:span text:style-name="T3">out: </text:span><text:span text:style-name="T12">wait list</text:span></text:p>
            <text:p text:style-name="P11"><text:span text:style-name="T5">f</text:span><text:span text:style-name="T3">ile:</text:span><text:span text:style-name="T8">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ames</text:p>
            <text:p text:style-name="P17">3.0</text:p>
            <text:p text:style-name="P17">7</text:p>
            <text:p text:style-name="P17">78702</text:p>
          </table:table-cell>
          <table:table-cell table:style-name="TestCases.A2" office:value-type="string">
            <text:p text:style-name="P12"><text:span text:style-name="T4">c</text:span><text:span text:style-name="T3">out: </text:span><text:span text:style-name="T12">do not accept</text:span></text:p>
            <text:p text:style-name="P12"><text:span text:style-name="T5">f</text:span><text:span text:style-name="T6">ile</text:span><text:span text:style-name="T9">: </text:span><text:span text:style-name="T12">Jean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17">Jared</text:p>
            <text:p text:style-name="P17">3.8</text:p>
            <text:p text:style-name="P17">0</text:p>
            <text:p text:style-name="P17">77042</text:p>
          </table:table-cell>
          <table:table-cell table:style-name="TestCases.A2" office:value-type="string">
            <text:p text:style-name="P12"><text:span text:style-name="T4">c</text:span><text:span text:style-name="T3">out: </text:span><text:span text:style-name="T12">accept</text:span></text:p>
            <text:p text:style-name="P28"><text:span text:style-name="T2">file</text:span><text:span text:style-name="T7">: </text:span><text:span text:style-name="T12">Jean</text:span></text:p>
            <text:p text:style-name="P28"><text:span text:style-name="T12"><text:s text:c="7"/>Jared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  <table:table-row>
          <table:table-cell table:style-name="TestCases.A2" office:value-type="string">
            <text:p text:style-name="P20">Jobs</text:p>
            <text:p text:style-name="P20">3.<text:span text:style-name="T20">3</text:span></text:p>
            <text:p text:style-name="P20">2</text:p>
            <text:p text:style-name="P20">70847</text:p>
          </table:table-cell>
          <table:table-cell table:style-name="TestCases.A2" office:value-type="string">
            <text:p text:style-name="P27"><text:span text:style-name="T4">c</text:span><text:span text:style-name="T3">out: </text:span><text:span text:style-name="T13">wait list</text:span></text:p>
            <text:p text:style-name="P29"><text:span text:style-name="T2">file</text:span><text:span text:style-name="T7">: </text:span><text:span text:style-name="T12">Jean</text:span></text:p>
            <text:p text:style-name="P29"><text:span text:style-name="T12"><text:s text:c="7"/>Jared</text:span></text:p>
          </table:table-cell>
          <table:table-cell table:style-name="TestCases.A2" office:value-type="string">
            <text:p text:style-name="P19">8</text:p>
          </table:table-cell>
          <table:table-cell table:style-name="TestCases.D2" office:value-type="string">
            <text:p text:style-name="P8"/>
          </table:table-cell>
        </table:table-row>
      </table:table>
      <text:p text:style-name="P3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12T18:03:18.084972709</dc:date>
    <meta:editing-duration>PT1H55M41S</meta:editing-duration>
    <meta:editing-cycles>11</meta:editing-cycles>
    <meta:generator>LibreOffice/6.4.5.2$Linux_X86_64 LibreOffice_project/40$Build-2</meta:generator>
    <meta:document-statistic meta:table-count="2" meta:image-count="0" meta:object-count="0" meta:page-count="2" meta:paragraph-count="64" meta:word-count="105" meta:character-count="508" meta:non-whitespace-character-count="453"/>
  </office:meta>
</office:document-meta>
</file>